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ongitud (mm)</text:p>
          </table:table-cell>
          <table:table-cell table:number-columns-repeated="3" office:value-type="string" calcext:value-type="string">
            <text:p>Masa (g)</text:p>
          </table:table-cell>
          <table:table-cell table:number-columns-repeated="3" office:value-type="string" calcext:value-type="string">
            <text:p>Diff</text:p>
          </table:table-cell>
          <table:table-cell table:style-name="Default" office:value-type="string" calcext:value-type="string">
            <text:p>Promedio (g)</text:p>
          </table:table-cell>
          <table:table-cell table:style-name="Default" office:value-type="string" calcext:value-type="string">
            <text:p>Desviacion (g)</text:p>
          </table:table-cell>
          <table:table-cell office:value-type="string" calcext:value-type="string">
            <text:p># 50 uL dispen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.86895" calcext:value-type="float">
            <text:p>22.86895</text:p>
          </table:table-cell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91016" calcext:value-type="float">
            <text:p>22.91016</text:p>
          </table:table-cell>
          <table:table-cell office:value-type="float" office:value="22.95152" calcext:value-type="float">
            <text:p>22.95152</text:p>
          </table:table-cell>
          <table:table-cell office:value-type="float" office:value="22.99589" calcext:value-type="float">
            <text:p>22.99589</text:p>
          </table:table-cell>
          <table:table-cell table:formula="of:=[.B3]-[.D2]" office:value-type="float" office:value="0.0412099999999995" calcext:value-type="float">
            <text:p>0.04121</text:p>
          </table:table-cell>
          <table:table-cell table:formula="of:=[.C3]-[.B3]" office:value-type="float" office:value="0.0413599999999974" calcext:value-type="float">
            <text:p>0.041359999999997</text:p>
          </table:table-cell>
          <table:table-cell table:formula="of:=[.D3]-[.C3]" office:value-type="float" office:value="0.0443700000000007" calcext:value-type="float">
            <text:p>0.044370000000001</text:p>
          </table:table-cell>
          <table:table-cell table:formula="of:=AVERAGE([.E3:.G3])" office:value-type="float" office:value="0.0423133333333325" calcext:value-type="float">
            <text:p>0.04231</text:p>
          </table:table-cell>
          <table:table-cell table:formula="of:=STDEV([.E3:.G3])" office:value-type="float" office:value="0.00178270393877888" calcext:value-type="float">
            <text:p>0.0017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03318" calcext:value-type="float">
            <text:p>23.03318</text:p>
          </table:table-cell>
          <table:table-cell office:value-type="float" office:value="23.0753" calcext:value-type="float">
            <text:p>23.0753</text:p>
          </table:table-cell>
          <table:table-cell office:value-type="float" office:value="23.11993" calcext:value-type="float">
            <text:p>23.11993</text:p>
          </table:table-cell>
          <table:table-cell table:formula="of:=[.B4]-[.D3]" office:value-type="float" office:value="0.0372900000000023" calcext:value-type="float">
            <text:p>0.037290000000002</text:p>
          </table:table-cell>
          <table:table-cell table:formula="of:=[.C4]-[.B4]" office:value-type="float" office:value="0.0421199999999971" calcext:value-type="float">
            <text:p>0.042119999999997</text:p>
          </table:table-cell>
          <table:table-cell table:formula="of:=[.D4]-[.C4]" office:value-type="float" office:value="0.0446300000000015" calcext:value-type="float">
            <text:p>0.044630000000002</text:p>
          </table:table-cell>
          <table:table-cell table:formula="of:=AVERAGE([.E4:.G4])" office:value-type="float" office:value="0.0413466666666669" calcext:value-type="float">
            <text:p>0.04135</text:p>
          </table:table-cell>
          <table:table-cell table:formula="of:=STDEV([.E4:.G4])" office:value-type="float" office:value="0.00373060763593906" calcext:value-type="float">
            <text:p>0.0037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table:formula="of:=AVERAGE([.E5:.G5])" office:value-type="string" office:string-value="" calcext:value-type="error">
            <text:p>#DIV/0!</text:p>
          </table:table-cell>
          <table:table-cell table:formula="of:=STDEV([.E5:.G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table:formula="of:=AVERAGE([.E6:.G6])" office:value-type="string" office:string-value="" calcext:value-type="error">
            <text:p>#DIV/0!</text:p>
          </table:table-cell>
          <table:table-cell table:formula="of:=STDEV([.E6:.G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table:formula="of:=AVERAGE([.E7:.G7])" office:value-type="string" office:string-value="" calcext:value-type="error">
            <text:p>#DIV/0!</text:p>
          </table:table-cell>
          <table:table-cell table:formula="of:=STDEV([.E7:.G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  <table:table-cell table:formula="of:=AVERAGE([.E8:.G8])" office:value-type="string" office:string-value="" calcext:value-type="error">
            <text:p>#DIV/0!</text:p>
          </table:table-cell>
          <table:table-cell table:formula="of:=STDEV([.E8:.G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  <table:table-cell table:formula="of:=AVERAGE([.E9:.G9])" office:value-type="string" office:string-value="" calcext:value-type="error">
            <text:p>#DIV/0!</text:p>
          </table:table-cell>
          <table:table-cell table:formula="of:=STDEV([.E9:.G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  <table:table-cell table:formula="of:=AVERAGE([.E10:.G10])" office:value-type="string" office:string-value="" calcext:value-type="error">
            <text:p>#DIV/0!</text:p>
          </table:table-cell>
          <table:table-cell table:formula="of:=STDEV([.E10:.G1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  <table:table-cell table:formula="of:=AVERAGE([.E11:.G11])" office:value-type="string" office:string-value="" calcext:value-type="error">
            <text:p>#DIV/0!</text:p>
          </table:table-cell>
          <table:table-cell table:formula="of:=STDEV([.E11:.G1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  <table:table-cell table:formula="of:=AVERAGE([.E12:.G12])" office:value-type="string" office:string-value="" calcext:value-type="error">
            <text:p>#DIV/0!</text:p>
          </table:table-cell>
          <table:table-cell table:formula="of:=STDEV([.E12:.G1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table:formula="of:=AVERAGE([.E13:.G13])" office:value-type="string" office:string-value="" calcext:value-type="error">
            <text:p>#DIV/0!</text:p>
          </table:table-cell>
          <table:table-cell table:formula="of:=STDEV([.E13:.G13])" office:value-type="string" office:string-value="" calcext:value-type="error">
            <text:p>#DIV/0!</text:p>
          </table:table-cell>
          <table:table-cell/>
        </table:table-row>
      </table:table>
      <table:table table:name="Sheet1_2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ongitud (mm)</text:p>
          </table:table-cell>
          <table:table-cell table:number-columns-repeated="3" table:style-name="Default" office:value-type="string" calcext:value-type="string">
            <text:p>Masa (g)</text:p>
          </table:table-cell>
          <table:table-cell table:number-columns-repeated="3" table:style-name="Default" office:value-type="string" calcext:value-type="string">
            <text:p>Diff</text:p>
          </table:table-cell>
          <table:table-cell table:style-name="Default" office:value-type="string" calcext:value-type="string">
            <text:p>Promedio (g)</text:p>
          </table:table-cell>
          <table:table-cell table:style-name="Default" office:value-type="string" calcext:value-type="string">
            <text:p>Desviacion (g)</text:p>
          </table:table-cell>
          <table:table-cell office:value-type="string" calcext:value-type="string">
            <text:p># 50 uL dispense</text:p>
          </table:table-cell>
          <table:table-cell table:style-name="Default"/>
          <table:table-cell table:number-columns-repeated="2"/>
          <table:table-cell office:value-type="string" calcext:value-type="string">
            <text:p>Longitud (mm)</text:p>
          </table:table-cell>
          <table:table-cell table:style-name="Default" office:value-type="string" calcext:value-type="string">
            <text:p>Promedio (g)</text:p>
          </table:table-cell>
          <table:table-cell table:style-name="Default" office:value-type="string" calcext:value-type="string">
            <text:p>Desviacion (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23.11952" calcext:value-type="float">
            <text:p>23.11952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formula="of:=[.A3]" office:value-type="float" office:value="28" calcext:value-type="float">
            <text:p>28</text:p>
          </table:table-cell>
          <table:table-cell table:formula="of:=[.H3]" office:value-type="float" office:value="0.0821733333333334" calcext:value-type="float">
            <text:p>0.0822</text:p>
          </table:table-cell>
          <table:table-cell table:formula="of:=[.I3]" office:value-type="float" office:value="0.00038695391629326" calcext:value-type="float">
            <text:p>0.00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.20146" calcext:value-type="float">
            <text:p>23.20146</text:p>
          </table:table-cell>
          <table:table-cell office:value-type="float" office:value="23.28342" calcext:value-type="float">
            <text:p>23.28342</text:p>
          </table:table-cell>
          <table:table-cell office:value-type="float" office:value="23.36604" calcext:value-type="float">
            <text:p>23.36604</text:p>
          </table:table-cell>
          <table:table-cell table:formula="of:=[.B3]-[.D2]" office:value-type="float" office:value="0.0819399999999995" calcext:value-type="float">
            <text:p>0.08194</text:p>
          </table:table-cell>
          <table:table-cell table:formula="of:=[.C3]-[.B3]" office:value-type="float" office:value="0.0819599999999987" calcext:value-type="float">
            <text:p>0.08196</text:p>
          </table:table-cell>
          <table:table-cell table:formula="of:=[.D3]-[.C3]" office:value-type="float" office:value="0.0826200000000021" calcext:value-type="float">
            <text:p>0.08262</text:p>
          </table:table-cell>
          <table:table-cell table:formula="of:=AVERAGE([.E3:.G3])" office:value-type="float" office:value="0.0821733333333334" calcext:value-type="float">
            <text:p>0.0822</text:p>
          </table:table-cell>
          <table:table-cell table:formula="of:=STDEV([.E3:.G3])" office:value-type="float" office:value="0.00038695391629326" calcext:value-type="float">
            <text:p>0.0004</text:p>
          </table:table-cell>
          <table:table-cell/>
          <table:table-cell table:style-name="Default"/>
          <table:table-cell table:number-columns-repeated="2"/>
          <table:table-cell table:formula="of:=[.A4]" office:value-type="float" office:value="29" calcext:value-type="float">
            <text:p>29</text:p>
          </table:table-cell>
          <table:table-cell table:formula="of:=[.H4]" office:value-type="float" office:value="0.086313333333333" calcext:value-type="float">
            <text:p>0.0863</text:p>
          </table:table-cell>
          <table:table-cell table:formula="of:=[.I4]" office:value-type="float" office:value="0.000520416499867596" calcext:value-type="float">
            <text:p>0.00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45177" calcext:value-type="float">
            <text:p>23.45177</text:p>
          </table:table-cell>
          <table:table-cell office:value-type="float" office:value="23.5385" calcext:value-type="float">
            <text:p>23.53850</text:p>
          </table:table-cell>
          <table:table-cell office:value-type="float" office:value="23.62498" calcext:value-type="float">
            <text:p>23.62498</text:p>
          </table:table-cell>
          <table:table-cell table:formula="of:=[.B4]-[.D3]" office:value-type="float" office:value="0.0857299999999981" calcext:value-type="float">
            <text:p>0.08573</text:p>
          </table:table-cell>
          <table:table-cell table:formula="of:=[.C4]-[.B4]" office:value-type="float" office:value="0.0867299999999993" calcext:value-type="float">
            <text:p>0.08673</text:p>
          </table:table-cell>
          <table:table-cell table:formula="of:=[.D4]-[.C4]" office:value-type="float" office:value="0.0864800000000017" calcext:value-type="float">
            <text:p>0.08648</text:p>
          </table:table-cell>
          <table:table-cell table:formula="of:=AVERAGE([.E4:.G4])" office:value-type="float" office:value="0.086313333333333" calcext:value-type="float">
            <text:p>0.0863</text:p>
          </table:table-cell>
          <table:table-cell table:formula="of:=STDEV([.E4:.G4])" office:value-type="float" office:value="0.000520416499867596" calcext:value-type="float">
            <text:p>0.0005</text:p>
          </table:table-cell>
          <table:table-cell/>
          <table:table-cell table:formula="of:=[.H4]-[.H3]" office:value-type="float" office:value="0.00413999999999959" calcext:value-type="float">
            <text:p>0.0041</text:p>
          </table:table-cell>
          <table:table-cell table:number-columns-repeated="2"/>
          <table:table-cell table:formula="of:=[.A5]" office:value-type="float" office:value="30" calcext:value-type="float">
            <text:p>30</text:p>
          </table:table-cell>
          <table:table-cell table:formula="of:=[.H5]" office:value-type="float" office:value="0.0895233333333335" calcext:value-type="float">
            <text:p>0.0895</text:p>
          </table:table-cell>
          <table:table-cell table:formula="of:=[.I5]" office:value-type="float" office:value="0.000614356031411758" calcext:value-type="float">
            <text:p>0.0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.71501" calcext:value-type="float">
            <text:p>23.71501</text:p>
          </table:table-cell>
          <table:table-cell office:value-type="float" office:value="23.80385" calcext:value-type="float">
            <text:p>23.80385</text:p>
          </table:table-cell>
          <table:table-cell office:value-type="float" office:value="23.89355" calcext:value-type="float">
            <text:p>23.89355</text:p>
          </table:table-cell>
          <table:table-cell table:formula="of:=[.B5]-[.D4]" office:value-type="float" office:value="0.0900299999999987" calcext:value-type="float">
            <text:p>0.09003</text:p>
          </table:table-cell>
          <table:table-cell table:formula="of:=[.C5]-[.B5]" office:value-type="float" office:value="0.0888400000000011" calcext:value-type="float">
            <text:p>0.08884</text:p>
          </table:table-cell>
          <table:table-cell table:formula="of:=[.D5]-[.C5]" office:value-type="float" office:value="0.0897000000000006" calcext:value-type="float">
            <text:p>0.08970</text:p>
          </table:table-cell>
          <table:table-cell table:formula="of:=AVERAGE([.E5:.G5])" office:value-type="float" office:value="0.0895233333333335" calcext:value-type="float">
            <text:p>0.0895</text:p>
          </table:table-cell>
          <table:table-cell table:formula="of:=STDEV([.E5:.G5])" office:value-type="float" office:value="0.000614356031411758" calcext:value-type="float">
            <text:p>0.0006</text:p>
          </table:table-cell>
          <table:table-cell/>
          <table:table-cell table:formula="of:=[.H5]-[.H4]" office:value-type="float" office:value="0.00321000000000045" calcext:value-type="float">
            <text:p>0.0032</text:p>
          </table:table-cell>
          <table:table-cell table:number-columns-repeated="2"/>
          <table:table-cell table:formula="of:=[.A6]" office:value-type="float" office:value="31" calcext:value-type="float">
            <text:p>31</text:p>
          </table:table-cell>
          <table:table-cell table:formula="of:=[.H6]" office:value-type="float" office:value="0.0928499999999997" calcext:value-type="float">
            <text:p>0.0928</text:p>
          </table:table-cell>
          <table:table-cell table:formula="of:=[.I6]" office:value-type="float" office:value="0.000322335229227794" calcext:value-type="float">
            <text:p>0.00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.98625" calcext:value-type="float">
            <text:p>23.98625</text:p>
          </table:table-cell>
          <table:table-cell office:value-type="float" office:value="24.07947" calcext:value-type="float">
            <text:p>24.07947</text:p>
          </table:table-cell>
          <table:table-cell office:value-type="float" office:value="24.1721" calcext:value-type="float">
            <text:p>24.17210</text:p>
          </table:table-cell>
          <table:table-cell table:formula="of:=[.B6]-[.D5]" office:value-type="float" office:value="0.0926999999999971" calcext:value-type="float">
            <text:p>0.09270</text:p>
          </table:table-cell>
          <table:table-cell table:formula="of:=[.C6]-[.B6]" office:value-type="float" office:value="0.0932200000000023" calcext:value-type="float">
            <text:p>0.09322</text:p>
          </table:table-cell>
          <table:table-cell table:formula="of:=[.D6]-[.C6]" office:value-type="float" office:value="0.0926299999999998" calcext:value-type="float">
            <text:p>0.09263</text:p>
          </table:table-cell>
          <table:table-cell table:formula="of:=AVERAGE([.E6:.G6])" office:value-type="float" office:value="0.0928499999999997" calcext:value-type="float">
            <text:p>0.0928</text:p>
          </table:table-cell>
          <table:table-cell table:formula="of:=STDEV([.E6:.G6])" office:value-type="float" office:value="0.000322335229227794" calcext:value-type="float">
            <text:p>0.0003</text:p>
          </table:table-cell>
          <table:table-cell/>
          <table:table-cell table:formula="of:=[.H6]-[.H5]" office:value-type="float" office:value="0.00332666666666626" calcext:value-type="float">
            <text:p>0.0033</text:p>
          </table:table-cell>
          <table:table-cell table:number-columns-repeated="2"/>
          <table:table-cell table:formula="of:=[.A7]" office:value-type="float" office:value="32" calcext:value-type="float">
            <text:p>32</text:p>
          </table:table-cell>
          <table:table-cell table:formula="of:=[.H7]" office:value-type="float" office:value="0.0954166666666663" calcext:value-type="float">
            <text:p>0.0954</text:p>
          </table:table-cell>
          <table:table-cell table:formula="of:=[.I7]" office:value-type="float" office:value="0.0000814452781534587" calcext:value-type="float">
            <text:p>0.0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26761" calcext:value-type="float">
            <text:p>24.26761</text:p>
          </table:table-cell>
          <table:table-cell office:value-type="float" office:value="24.36297" calcext:value-type="float">
            <text:p>24.36297</text:p>
          </table:table-cell>
          <table:table-cell office:value-type="float" office:value="24.45835" calcext:value-type="float">
            <text:p>24.45835</text:p>
          </table:table-cell>
          <table:table-cell table:formula="of:=[.B7]-[.D6]" office:value-type="float" office:value="0.0955100000000009" calcext:value-type="float">
            <text:p>0.09551</text:p>
          </table:table-cell>
          <table:table-cell table:formula="of:=[.C7]-[.B7]" office:value-type="float" office:value="0.0953599999999994" calcext:value-type="float">
            <text:p>0.09536</text:p>
          </table:table-cell>
          <table:table-cell table:formula="of:=[.D7]-[.C7]" office:value-type="float" office:value="0.0953799999999987" calcext:value-type="float">
            <text:p>0.09538</text:p>
          </table:table-cell>
          <table:table-cell table:formula="of:=AVERAGE([.E7:.G7])" office:value-type="float" office:value="0.0954166666666663" calcext:value-type="float">
            <text:p>0.0954</text:p>
          </table:table-cell>
          <table:table-cell table:formula="of:=STDEV([.E7:.G7])" office:value-type="float" office:value="0.0000814452781534587" calcext:value-type="float">
            <text:p>0.0001</text:p>
          </table:table-cell>
          <table:table-cell/>
          <table:table-cell table:formula="of:=[.H7]-[.H6]" office:value-type="float" office:value="0.00256666666666661" calcext:value-type="float">
            <text:p>0.0026</text:p>
          </table:table-cell>
          <table:table-cell table:number-columns-repeated="2"/>
          <table:table-cell table:formula="of:=[.A8]" office:value-type="float" office:value="33" calcext:value-type="float">
            <text:p>33</text:p>
          </table:table-cell>
          <table:table-cell table:formula="of:=[.H8]" office:value-type="float" office:value="0.0986333333333332" calcext:value-type="float">
            <text:p>0.0986</text:p>
          </table:table-cell>
          <table:table-cell table:formula="of:=[.I8]" office:value-type="float" office:value="0.000354729944230471" calcext:value-type="float">
            <text:p>0.00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.5573" calcext:value-type="float">
            <text:p>24.55730</text:p>
          </table:table-cell>
          <table:table-cell office:value-type="float" office:value="24.65555" calcext:value-type="float">
            <text:p>24.65555</text:p>
          </table:table-cell>
          <table:table-cell office:value-type="float" office:value="24.75425" calcext:value-type="float">
            <text:p>24.75425</text:p>
          </table:table-cell>
          <table:table-cell table:formula="of:=[.B8]-[.D7]" office:value-type="float" office:value="0.0989500000000021" calcext:value-type="float">
            <text:p>0.09895</text:p>
          </table:table-cell>
          <table:table-cell table:formula="of:=[.C8]-[.B8]" office:value-type="float" office:value="0.0982500000000002" calcext:value-type="float">
            <text:p>0.09825</text:p>
          </table:table-cell>
          <table:table-cell table:formula="of:=[.D8]-[.C8]" office:value-type="float" office:value="0.0986999999999973" calcext:value-type="float">
            <text:p>0.09870</text:p>
          </table:table-cell>
          <table:table-cell table:formula="of:=AVERAGE([.E8:.G8])" office:value-type="float" office:value="0.0986333333333332" calcext:value-type="float">
            <text:p>0.0986</text:p>
          </table:table-cell>
          <table:table-cell table:formula="of:=STDEV([.E8:.G8])" office:value-type="float" office:value="0.000354729944230471" calcext:value-type="float">
            <text:p>0.0004</text:p>
          </table:table-cell>
          <table:table-cell/>
          <table:table-cell table:formula="of:=[.H8]-[.H7]" office:value-type="float" office:value="0.00321666666666687" calcext:value-type="float">
            <text:p>0.0032</text:p>
          </table:table-cell>
          <table:table-cell table:number-columns-repeated="2"/>
          <table:table-cell table:formula="of:=[.A9]" office:value-type="float" office:value="34" calcext:value-type="float">
            <text:p>34</text:p>
          </table:table-cell>
          <table:table-cell table:formula="of:=[.H9]" office:value-type="float" office:value="0.101616666666667" calcext:value-type="float">
            <text:p>0.1016</text:p>
          </table:table-cell>
          <table:table-cell table:formula="of:=[.I9]" office:value-type="float" office:value="0.000214553800557954" calcext:value-type="float">
            <text:p>0.0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.85597" calcext:value-type="float">
            <text:p>24.85597</text:p>
          </table:table-cell>
          <table:table-cell office:value-type="float" office:value="24.95773" calcext:value-type="float">
            <text:p>24.95773</text:p>
          </table:table-cell>
          <table:table-cell office:value-type="float" office:value="25.0591" calcext:value-type="float">
            <text:p>25.05910</text:p>
          </table:table-cell>
          <table:table-cell table:formula="of:=[.B9]-[.D8]" office:value-type="float" office:value="0.10172" calcext:value-type="float">
            <text:p>0.10172</text:p>
          </table:table-cell>
          <table:table-cell table:formula="of:=[.C9]-[.B9]" office:value-type="float" office:value="0.101760000000002" calcext:value-type="float">
            <text:p>0.10176</text:p>
          </table:table-cell>
          <table:table-cell table:formula="of:=[.D9]-[.C9]" office:value-type="float" office:value="0.101369999999999" calcext:value-type="float">
            <text:p>0.10137</text:p>
          </table:table-cell>
          <table:table-cell table:formula="of:=AVERAGE([.E9:.G9])" office:value-type="float" office:value="0.101616666666667" calcext:value-type="float">
            <text:p>0.1016</text:p>
          </table:table-cell>
          <table:table-cell table:formula="of:=STDEV([.E9:.G9])" office:value-type="float" office:value="0.000214553800557954" calcext:value-type="float">
            <text:p>0.0002</text:p>
          </table:table-cell>
          <table:table-cell/>
          <table:table-cell table:formula="of:=[.H9]-[.H8]" office:value-type="float" office:value="0.00298333333333409" calcext:value-type="float">
            <text:p>0.0030</text:p>
          </table:table-cell>
          <table:table-cell table:number-columns-repeated="2"/>
          <table:table-cell table:formula="of:=[.A10]" office:value-type="float" office:value="35" calcext:value-type="float">
            <text:p>35</text:p>
          </table:table-cell>
          <table:table-cell table:formula="of:=[.H10]" office:value-type="float" office:value="0.10383" calcext:value-type="float">
            <text:p>0.1038</text:p>
          </table:table-cell>
          <table:table-cell table:formula="of:=[.I10]" office:value-type="float" office:value="0.000566656862661657" calcext:value-type="float">
            <text:p>0.00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.16319" calcext:value-type="float">
            <text:p>25.16319</text:p>
          </table:table-cell>
          <table:table-cell office:value-type="float" office:value="25.26637" calcext:value-type="float">
            <text:p>25.26637</text:p>
          </table:table-cell>
          <table:table-cell office:value-type="float" office:value="25.37059" calcext:value-type="float">
            <text:p>25.37059</text:p>
          </table:table-cell>
          <table:table-cell table:formula="of:=[.B10]-[.D9]" office:value-type="float" office:value="0.104089999999999" calcext:value-type="float">
            <text:p>0.10409</text:p>
          </table:table-cell>
          <table:table-cell table:formula="of:=[.C10]-[.B10]" office:value-type="float" office:value="0.103179999999998" calcext:value-type="float">
            <text:p>0.10318</text:p>
          </table:table-cell>
          <table:table-cell table:formula="of:=[.D10]-[.C10]" office:value-type="float" office:value="0.104220000000002" calcext:value-type="float">
            <text:p>0.10422</text:p>
          </table:table-cell>
          <table:table-cell table:formula="of:=AVERAGE([.E10:.G10])" office:value-type="float" office:value="0.10383" calcext:value-type="float">
            <text:p>0.1038</text:p>
          </table:table-cell>
          <table:table-cell table:formula="of:=STDEV([.E10:.G10])" office:value-type="float" office:value="0.000566656862661657" calcext:value-type="float">
            <text:p>0.0006</text:p>
          </table:table-cell>
          <table:table-cell/>
          <table:table-cell table:formula="of:=[.H10]-[.H9]" office:value-type="float" office:value="0.00221333333333243" calcext:value-type="float">
            <text:p>0.0022</text:p>
          </table:table-cell>
          <table:table-cell table:number-columns-repeated="2"/>
          <table:table-cell table:formula="of:=[.A12]" office:value-type="float" office:value="36" calcext:value-type="float">
            <text:p>36</text:p>
          </table:table-cell>
          <table:table-cell table:formula="of:=[.H12]" office:value-type="float" office:value="0.106763333333333" calcext:value-type="float">
            <text:p>0.1068</text:p>
          </table:table-cell>
          <table:table-cell table:formula="of:=[.I12]" office:value-type="float" office:value="0.000820325138790683" calcext:value-type="float">
            <text:p>0.0008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5.40982" calcext:value-type="float">
            <text:p>25.40982</text:p>
          </table:table-cell>
          <table:table-cell table:style-name="Default" table:number-columns-repeated="3"/>
          <table:table-cell table:formula="of:=[.H10]" office:value-type="float" office:value="0.10383" calcext:value-type="float">
            <text:p>0.1038</text:p>
          </table:table-cell>
          <table:table-cell table:style-name="Default"/>
          <table:table-cell/>
          <table:table-cell table:formula="of:=[.H11]-[.H10]" office:value-type="float" office:value="0" calcext:value-type="float">
            <text:p>0.0000</text:p>
          </table:table-cell>
          <table:table-cell table:number-columns-repeated="2"/>
          <table:table-cell table:formula="of:=[.A13]" office:value-type="float" office:value="37" calcext:value-type="float">
            <text:p>37</text:p>
          </table:table-cell>
          <table:table-cell table:formula="of:=[.H13]" office:value-type="float" office:value="0.109886666666667" calcext:value-type="float">
            <text:p>0.1099</text:p>
          </table:table-cell>
          <table:table-cell table:formula="of:=[.I13]" office:value-type="float" office:value="0.000287460142164356" calcext:value-type="float">
            <text:p>0.00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.51661" calcext:value-type="float">
            <text:p>25.51661</text:p>
          </table:table-cell>
          <table:table-cell office:value-type="float" office:value="25.62254" calcext:value-type="float">
            <text:p>25.62254</text:p>
          </table:table-cell>
          <table:table-cell office:value-type="float" office:value="25.73011" calcext:value-type="float">
            <text:p>25.73011</text:p>
          </table:table-cell>
          <table:table-cell table:formula="of:=[.B12]-[.D11]" office:value-type="float" office:value="0.10679" calcext:value-type="float">
            <text:p>0.10679</text:p>
          </table:table-cell>
          <table:table-cell table:formula="of:=[.C12]-[.B12]" office:value-type="float" office:value="0.105930000000001" calcext:value-type="float">
            <text:p>0.10593</text:p>
          </table:table-cell>
          <table:table-cell table:formula="of:=[.D12]-[.C12]" office:value-type="float" office:value="0.107569999999999" calcext:value-type="float">
            <text:p>0.10757</text:p>
          </table:table-cell>
          <table:table-cell table:formula="of:=AVERAGE([.E12:.G12])" office:value-type="float" office:value="0.106763333333333" calcext:value-type="float">
            <text:p>0.1068</text:p>
          </table:table-cell>
          <table:table-cell table:formula="of:=STDEV([.E12:.G12])" office:value-type="float" office:value="0.000820325138790683" calcext:value-type="float">
            <text:p>0.0008</text:p>
          </table:table-cell>
          <table:table-cell/>
          <table:table-cell table:formula="of:=[.H12]-[.H11]" office:value-type="float" office:value="0.00293333333333361" calcext:value-type="float">
            <text:p>0.0029</text:p>
          </table:table-cell>
          <table:table-cell table:number-columns-repeated="2"/>
          <table:table-cell table:formula="of:=[.A14]" office:value-type="float" office:value="38" calcext:value-type="float">
            <text:p>38</text:p>
          </table:table-cell>
          <table:table-cell table:formula="of:=[.H14]" office:value-type="float" office:value="0.11357" calcext:value-type="float">
            <text:p>0.1136</text:p>
          </table:table-cell>
          <table:table-cell table:formula="of:=[.I14]" office:value-type="float" office:value="0.00028618176042505" calcext:value-type="float">
            <text:p>0.00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.83969" calcext:value-type="float">
            <text:p>25.83969</text:p>
          </table:table-cell>
          <table:table-cell office:value-type="float" office:value="25.94984" calcext:value-type="float">
            <text:p>25.94984</text:p>
          </table:table-cell>
          <table:table-cell office:value-type="float" office:value="26.05977" calcext:value-type="float">
            <text:p>26.05977</text:p>
          </table:table-cell>
          <table:table-cell table:formula="of:=[.B13]-[.D12]" office:value-type="float" office:value="0.109580000000001" calcext:value-type="float">
            <text:p>0.10958</text:p>
          </table:table-cell>
          <table:table-cell table:formula="of:=[.C13]-[.B13]" office:value-type="float" office:value="0.110150000000001" calcext:value-type="float">
            <text:p>0.11015</text:p>
          </table:table-cell>
          <table:table-cell table:formula="of:=[.D13]-[.C13]" office:value-type="float" office:value="0.109929999999999" calcext:value-type="float">
            <text:p>0.10993</text:p>
          </table:table-cell>
          <table:table-cell table:formula="of:=AVERAGE([.E13:.G13])" office:value-type="float" office:value="0.109886666666667" calcext:value-type="float">
            <text:p>0.1099</text:p>
          </table:table-cell>
          <table:table-cell table:formula="of:=STDEV([.E13:.G13])" office:value-type="float" office:value="0.000287460142164356" calcext:value-type="float">
            <text:p>0.0003</text:p>
          </table:table-cell>
          <table:table-cell/>
          <table:table-cell table:formula="of:=[.H13]-[.H12]" office:value-type="float" office:value="0.00312333333333352" calcext:value-type="float">
            <text:p>0.003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17361" calcext:value-type="float">
            <text:p>26.17361</text:p>
          </table:table-cell>
          <table:table-cell office:value-type="float" office:value="26.28688" calcext:value-type="float">
            <text:p>26.28688</text:p>
          </table:table-cell>
          <table:table-cell office:value-type="float" office:value="26.40048" calcext:value-type="float">
            <text:p>26.40048</text:p>
          </table:table-cell>
          <table:table-cell table:formula="of:=[.B14]-[.D13]" office:value-type="float" office:value="0.11384" calcext:value-type="float">
            <text:p>0.11384</text:p>
          </table:table-cell>
          <table:table-cell table:formula="of:=[.C14]-[.B14]" office:value-type="float" office:value="0.11327" calcext:value-type="float">
            <text:p>0.11327</text:p>
          </table:table-cell>
          <table:table-cell table:formula="of:=[.D14]-[.C14]" office:value-type="float" office:value="0.113600000000002" calcext:value-type="float">
            <text:p>0.11360</text:p>
          </table:table-cell>
          <table:table-cell table:formula="of:=AVERAGE([.E14:.G14])" office:value-type="float" office:value="0.11357" calcext:value-type="float">
            <text:p>0.1136</text:p>
          </table:table-cell>
          <table:table-cell table:formula="of:=STDEV([.E14:.G14])" office:value-type="float" office:value="0.00028618176042505" calcext:value-type="float">
            <text:p>0.0003</text:p>
          </table:table-cell>
          <table:table-cell/>
          <table:table-cell table:formula="of:=[.H14]-[.H13]" office:value-type="float" office:value="0.00368333333333362" calcext:value-type="float">
            <text:p>0.0037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8:04:50.703970237</meta:creation-date>
    <dc:date>2018-11-28T10:18:20.018090994</dc:date>
    <meta:editing-duration>PT4M1S</meta:editing-duration>
    <meta:editing-cycles>1</meta:editing-cycles>
    <meta:document-statistic meta:table-count="2" meta:cell-count="219" meta:object-count="0"/>
    <meta:generator>LibreOffice/6.0.6.2$Linux_X86_64 LibreOffice_project/00m0$Build-2</meta:generator>
  </office:meta>
</office:document-meta>
</file>